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nnotCreateElementProcessorException.CannotCreateElementProcessorException( final String reas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nnotCreateElementProcessorException.get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annotCreateElementProcessorException.setElementName( final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